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680000087C81E94C2DDC5E3FF6.png" manifest:media-type="image/png"/>
  <manifest:file-entry manifest:full-path="Pictures/1000000100000C680000087CFFF431472574EEFD.png" manifest:media-type="image/png"/>
  <manifest:file-entry manifest:full-path="Pictures/100000000000050000000357D10FEE28A2BA9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3cm, 0cm, 0cm, 0.465cm)" draw:image-opacity="100%" style:mirror="none"/>
    </style:style>
    <style:style style:name="gr2" style:family="graphic" style:parent-style-name="standard">
      <style:graphic-properties draw:fill-color="#b4c7dc" draw:opacity="39%" draw:textarea-horizontal-align="justify" draw:textarea-vertical-align="middle" draw:auto-grow-height="false" fo:min-height="4.25cm" fo:min-width="4cm"/>
      <style:paragraph-properties style:writing-mode="lr-tb"/>
    </style:style>
    <style:style style:name="gr3" style:family="graphic" style:parent-style-name="standard">
      <style:graphic-properties draw:fill-color="#ffde59" draw:opacity="39%" draw:textarea-horizontal-align="justify" draw:textarea-vertical-align="middle" draw:auto-grow-height="false" fo:min-height="4.25cm" fo:min-width="4.75cm"/>
      <style:paragraph-properties style:writing-mode="lr-tb"/>
    </style:style>
    <style:style style:name="gr4" style:family="graphic" style:parent-style-name="standard">
      <style:graphic-properties draw:fill-color="#d4ea6b" draw:opacity="39%" draw:textarea-horizontal-align="justify" draw:textarea-vertical-align="middle" draw:auto-grow-height="false" fo:min-height="4.25cm" fo:min-width="3.5cm"/>
      <style:paragraph-properties style:writing-mode="lr-tb"/>
    </style:style>
    <style:style style:name="gr5" style:family="graphic" style:parent-style-name="standard">
      <style:graphic-properties draw:fill-color="#eeeeee" draw:opacity="39%" draw:textarea-horizontal-align="justify" draw:textarea-vertical-align="middle" draw:auto-grow-height="false" fo:min-height="4.25cm" fo:min-width="4.25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cm" fo:min-width="4cm"/>
    </style:style>
    <style:style style:name="gr7" style:family="graphic" style:parent-style-name="objectwithoutfill">
      <style:graphic-properties svg:stroke-width="0.081cm" svg:stroke-color="#ec9ba4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3465a4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ff860d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e480a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4c7dc" draw:opacity="39%"/>
      <style:paragraph-properties fo:text-align="center"/>
    </style:style>
    <style:style style:name="P3" style:family="paragraph">
      <loext:graphic-properties draw:fill-color="#ffde59" draw:opacity="39%"/>
      <style:paragraph-properties fo:text-align="center"/>
    </style:style>
    <style:style style:name="P4" style:family="paragraph">
      <loext:graphic-properties draw:fill-color="#d4ea6b" draw:opacity="39%"/>
      <style:paragraph-properties fo:text-align="center"/>
    </style:style>
    <style:style style:name="P5" style:family="paragraph">
      <loext:graphic-properties draw:fill-color="#eeeeee" draw:opacity="39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99cm" svg:height="11.94cm" svg:x="1.201cm" svg:y="1.401cm">
          <draw:image xlink:href="Pictures/100000000000050000000357D10FEE28A2BA92F4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4.5cm" svg:height="4.5cm" svg:x="-0.634cm" svg:y="14.95cm">
          <text:p text:style-name="P1">Formación</text:p>
          <text:p text:style-name="P1">de la imagen:</text:p>
          <text:p text:style-name="P1"/>
          <text:p text:style-name="P1"><text:span text:style-name="T1">- Cornea</text:span></text:p>
          <text:p text:style-name="P1"><text:span text:style-name="T1">- Cristalin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25cm" svg:height="4.5cm" svg:x="5.1cm" svg:y="14.95cm">
          <text:p text:style-name="P1">Control de la exposición:</text:p>
          <text:p text:style-name="P1"/>
          <text:p text:style-name="P1"><text:span text:style-name="T1">- Iris/pupila</text:span></text:p>
          <text:p text:style-name="P1"><text:span text:style-name="T1">- Fotoreceptor</text:span></text:p>
          <text:p text:style-name="P1"><text:span text:style-name="T1">- Sensitivid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cm" svg:height="4.5cm" svg:x="11.65cm" svg:y="14.95cm">
          <text:p text:style-name="P1">Detección</text:p>
          <text:p text:style-name="P1"/>
          <text:p text:style-name="P1"><text:span text:style-name="T1">- Retina</text:span></text:p>
          <text:p text:style-name="P1"><text:span text:style-name="T1">- Conos</text:span></text:p>
          <text:p text:style-name="P1"><text:span text:style-name="T1">- Baston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75cm" svg:height="4.5cm" svg:x="17.65cm" svg:y="14.95cm">
          <text:p text:style-name="P1">Procesamiento</text:p>
          <text:p text:style-name="P1"/>
          <text:p text:style-name="P1"><text:span text:style-name="T1">- Cerebr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cm" svg:height="1.75cm" svg:x="1.25cm" svg:y="11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.5cm" svg:y1="15cm" svg:x2="5.25cm" svg:y2="9cm">
          <text:p/>
        </draw:line>
        <draw:line draw:style-name="gr8" draw:text-style-name="P7" draw:layer="layout" svg:x1="7.75cm" svg:y1="15cm" svg:x2="6.5cm" svg:y2="9.25cm">
          <text:p/>
        </draw:line>
        <draw:path draw:style-name="gr9" draw:text-style-name="P7" draw:layer="layout" svg:width="7.561cm" svg:height="7.34cm" draw:transform="rotate (0.197396738400559) translate (12.2873768980599cm 7.75592857278596cm)" svg:viewBox="0 0 7562 7341" svg:d="M0 7336c423 33 843-99 1206-299 389-214 734-532 1201-603 417-63 828-164 1218-363 398-203 847-259 1246-492 429-251 824-540 1213-838 456-349 880-789 1077-1335 124-345 311-673 343-1045 33-376 218-991-311-1142-319-90-655-105-961-259-344-174-675-386-1050-480-357-91-675-294-1050-311l-325-65-324-65-195-39">
          <text:p/>
        </draw:path>
        <draw:connector draw:style-name="gr10" draw:text-style-name="P7" draw:layer="layout" svg:x1="3.866cm" svg:y1="17.2cm" svg:x2="5.1cm" svg:y2="17.2cm" draw:start-shape="id1" draw:start-glue-point="1" draw:end-shape="id2" draw:end-glue-point="3" svg:d="M3866 17200h1234" svg:viewBox="0 0 1235 1">
          <text:p/>
        </draw:connector>
        <draw:connector draw:style-name="gr10" draw:text-style-name="P7" draw:layer="layout" svg:x1="10.35cm" svg:y1="17.2cm" svg:x2="11.65cm" svg:y2="17.2cm" draw:start-shape="id2" draw:start-glue-point="1" draw:end-shape="id3" draw:end-glue-point="3" svg:d="M10350 17200h1300" svg:viewBox="0 0 1301 1">
          <text:p/>
        </draw:connector>
        <draw:connector draw:style-name="gr10" draw:text-style-name="P7" draw:layer="layout" svg:x1="15.65cm" svg:y1="17.2cm" svg:x2="17.65cm" svg:y2="17.2cm" draw:start-shape="id3" draw:start-glue-point="1" draw:end-shape="id4" draw:end-glue-point="3" svg:d="M15650 17200h2000" svg:viewBox="0 0 2001 1">
          <text:p/>
        </draw:connector>
      </draw:page>
      <draw:page draw:name="page2" draw:style-name="dp1" draw:master-page-name="Default">
        <draw:frame draw:style-name="gr11" draw:text-style-name="P1" draw:layer="layout" svg:width="18.999cm" svg:height="12.992cm" svg:x="1cm" svg:y="2cm">
          <draw:image xlink:href="Pictures/1000000100000C680000087CFFF431472574EEFD.png" xlink:type="simple" xlink:show="embed" xlink:actuate="onLoad" draw:mime-type="image/png">
            <text:p/>
          </draw:image>
        </draw:frame>
        <draw:frame draw:style-name="gr11" draw:text-style-name="P1" draw:layer="layout" svg:width="18.999cm" svg:height="12.992cm" svg:x="1cm" svg:y="15.508cm">
          <draw:image xlink:href="Pictures/1000000100000C680000087C81E94C2DDC5E3F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3:05.587917434</meta:creation-date>
    <dc:date>2024-04-19T01:25:58.081443144</dc:date>
    <meta:editing-duration>PT6H47M47S</meta:editing-duration>
    <meta:editing-cycles>1</meta:editing-cycles>
    <meta:generator>LibreOffice/7.3.7.2$Linux_X86_64 LibreOffice_project/30$Build-2</meta:generator>
    <meta:document-statistic meta:object-count="14"/>
  </office:meta>
</office:document-meta>
</file>